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4F000000C3DF2C5D42082BA09B.png" manifest:media-type="image/png"/>
  <manifest:file-entry manifest:full-path="Pictures/1000020100000232000000C33FA797528A27683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596cm" svg:height="5.758cm" svg:x="0.008cm" svg:y="0.002cm">
          <draw:image xlink:href="Pictures/1000020100000232000000C33FA797528A276833.png" xlink:type="simple" xlink:show="embed" xlink:actuate="onLoad" loext:mime-type="image/png">
            <text:p/>
          </draw:image>
        </draw:frame>
        <draw:frame draw:style-name="gr1" draw:text-style-name="P1" draw:layer="layout" svg:width="9.892cm" svg:height="5.758cm" svg:x="17.008cm" svg:y="0.002cm">
          <draw:image xlink:href="Pictures/100002010000014F000000C3DF2C5D42082BA09B.png" xlink:type="simple" xlink:show="embed" xlink:actuate="onLoad" loext:mime-type="image/png">
            <text:p/>
          </draw:image>
        </draw:frame>
        <draw:frame draw:style-name="gr2" draw:text-style-name="P2" draw:layer="layout" svg:width="7.122cm" svg:height="0.513cm" svg:x="0.008cm" svg:y="6.047cm">
          <draw:text-box>
            <text:p><text:span text:style-name="T1">Datei </text:span><text:span text:style-name="T2">/etc/passwd</text:span><text:span text:style-name="T1">: Benutzerkonten</text:span></text:p>
          </draw:text-box>
        </draw:frame>
        <draw:frame draw:style-name="gr2" draw:text-style-name="P2" draw:layer="layout" svg:width="7.152cm" svg:height="0.513cm" svg:x="17.008cm" svg:y="6.047cm">
          <draw:text-box>
            <text:p><text:span text:style-name="T1">Datei </text:span><text:span text:style-name="T2">/etc/group</text:span><text:span text:style-name="T1">: Benutzergrupp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9cm" fo:page-height="6.5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2.193cm" svg:x="1cm" svg:y="5.176cm"/>
      <draw:page-thumbnail draw:layer="backgroundobjects" svg:width="8.999cm" svg:height="2.193cm" svg:x="1cm" svg:y="13.752cm"/>
      <draw:page-thumbnail draw:layer="backgroundobjects" svg:width="8.999cm" svg:height="2.193cm" svg:x="1cm" svg:y="22.328cm"/>
      <draw:page-thumbnail draw:layer="backgroundobjects" svg:width="8.999cm" svg:height="2.193cm" svg:x="11cm" svg:y="5.176cm"/>
      <draw:page-thumbnail draw:layer="backgroundobjects" svg:width="8.999cm" svg:height="2.193cm" svg:x="11cm" svg:y="13.752cm"/>
      <draw:page-thumbnail draw:layer="backgroundobjects" svg:width="8.999cm" svg:height="2.193cm" svg:x="11cm" svg:y="22.328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20-02-27T03:54:26.326438754</meta:creation-date>
    <dc:date>2020-02-27T04:22:36.777156076</dc:date>
    <dc:creator>Dennis Schulmeister-Zimolong</dc:creator>
    <meta:editing-duration>PT28M11S</meta:editing-duration>
    <meta:editing-cycles>2</meta:editing-cycles>
    <meta:generator>LibreOffice/6.3.4.2.0$Linux_X86_64 LibreOffice_project/30$Build-2</meta:generator>
    <meta:document-statistic meta:object-count="27"/>
  </office:meta>
</office:document-meta>
</file>